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40ff" officeooo:paragraph-rsid="00174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Rav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16:20:33.920000000</dc:date>
    <meta:editing-duration>PT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4.2$Windows_X86_64 LibreOffice_project/728fec16bd5f605073805c3c9e7c4212a0120dc5</meta:generator>
  </office:meta>
</office:document-meta>
</file>